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State</text:p>
          </table:table-cell>
          <table:table-cell office:value-type="string">
            <text:p>Capital</text:p>
          </table:table-cell>
          <table:table-cell office:value-type="string">
            <text:p>Nickname</text:p>
          </table:table-cell>
          <table:table-cell office:value-type="string">
            <text:p>Motto</text:p>
          </table:table-cell>
        </table:table-row>
        <table:table-row table:style-name="ro1">
          <table:table-cell office:value-type="string">
            <text:p>California</text:p>
          </table:table-cell>
          <table:table-cell office:value-type="string">
            <text:p>Sacramento</text:p>
          </table:table-cell>
          <table:table-cell office:value-type="string">
            <text:p>The Golden State</text:p>
          </table:table-cell>
          <table:table-cell office:value-type="string">
            <text:p>Eureka</text:p>
          </table:table-cell>
        </table:table-row>
        <table:table-row table:style-name="ro1">
          <table:table-cell office:value-type="string">
            <text:p>Alaska</text:p>
          </table:table-cell>
          <table:table-cell office:value-type="string">
            <text:p>Juneau</text:p>
          </table:table-cell>
          <table:table-cell office:value-type="string">
            <text:p>The Last Frontier</text:p>
          </table:table-cell>
          <table:table-cell office:value-type="string">
            <text:p>North to the Future</text:p>
          </table:table-cell>
        </table:table-row>
        <table:table-row table:style-name="ro1">
          <table:table-cell office:value-type="string">
            <text:p>Texas</text:p>
          </table:table-cell>
          <table:table-cell office:value-type="string">
            <text:p>Austin</text:p>
          </table:table-cell>
          <table:table-cell office:value-type="string">
            <text:p>The Lone Star State</text:p>
          </table:table-cell>
          <table:table-cell office:value-type="string">
            <text:p>Friendship</text:p>
          </table:table-cell>
        </table:table-row>
        <table:table-row table:style-name="ro1">
          <table:table-cell office:value-type="string">
            <text:p>Oklahoma</text:p>
          </table:table-cell>
          <table:table-cell office:value-type="string">
            <text:p>Oklahoma City</text:p>
          </table:table-cell>
          <table:table-cell office:value-type="string">
            <text:p>Sooner State</text:p>
          </table:table-cell>
          <table:table-cell office:value-type="string">
            <text:p>Labor omnia vincit</text:p>
          </table:table-cell>
        </table:table-row>
        <table:table-row table:style-name="ro1">
          <table:table-cell office:value-type="string">
            <text:p>Arkansas</text:p>
          </table:table-cell>
          <table:table-cell office:value-type="string">
            <text:p>Little Rock</text:p>
          </table:table-cell>
          <table:table-cell office:value-type="string">
            <text:p>The Natural State</text:p>
          </table:table-cell>
          <table:table-cell office:value-type="string">
            <text:p>The Land of Opportunity</text:p>
          </table:table-cell>
        </table:table-row>
        <table:table-row table:style-name="ro1">
          <table:table-cell office:value-type="string">
            <text:p>Virginia</text:p>
          </table:table-cell>
          <table:table-cell office:value-type="string">
            <text:p>Richmond</text:p>
          </table:table-cell>
          <table:table-cell office:value-type="string">
            <text:p>Old Dominion</text:p>
          </table:table-cell>
          <table:table-cell office:value-type="string">
            <text:p>Sic semper tyrannis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Albany</text:p>
          </table:table-cell>
          <table:table-cell office:value-type="string">
            <text:p>The Empire State</text:p>
          </table:table-cell>
          <table:table-cell office:value-type="string">
            <text:p>Excelsior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0">08/20/2011</text:date>, <text:time>23:1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20T23:01:01.03</meta:creation-date>
    <dc:date>2011-08-20T23:13:04</dc:date>
    <meta:editing-duration>PT12M7S</meta:editing-duration>
    <meta:editing-cycles>4</meta:editing-cycles>
    <meta:generator>LibreOffice/3.4$Win32 LibreOffice_project/340m1$Build-203</meta:generator>
    <meta:document-statistic meta:table-count="3" meta:cell-count="32" meta:object-count="0"/>
  </office:meta>
</office:document-meta>
</file>